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draw:marker-start-width="0.275cm" draw:marker-end="Triangle_20_unfilled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5cm" svg:height="1.2cm" svg:x="6.35cm" svg:y="3cm">
          <text:p text:style-name="P1"><text:span text:style-name="T1">unders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.3cm" svg:y1="2cm" svg:x2="5.3cm" svg:y2="6cm">
          <text:p/>
        </draw:line>
        <draw:line draw:style-name="gr2" draw:text-style-name="P1" draw:layer="layout" svg:x1="1.1cm" svg:y1="2.5cm" svg:x2="18.7cm" svg:y2="2.5cm">
          <text:p/>
        </draw:line>
        <draw:frame draw:style-name="gr3" draw:text-style-name="P2" draw:layer="layout" svg:width="3.597cm" svg:height="0.683cm" svg:x="5.746cm" svg:y="1.719cm">
          <draw:text-box>
            <text:p text:style-name="P1"><text:span text:style-name="T1">Dracula's Account</text:span></text:p>
          </draw:text-box>
        </draw:frame>
        <draw:frame draw:style-name="gr3" draw:text-style-name="P2" draw:layer="layout" svg:width="3.918cm" svg:height="0.683cm" svg:x="1.147cm" svg:y="1.72cm">
          <draw:text-box>
            <text:p text:style-name="P1"><text:span text:style-name="T1">Dracula's Computer</text:span></text:p>
          </draw:text-box>
        </draw:frame>
        <draw:frame draw:style-name="gr3" draw:text-style-name="P2" draw:layer="layout" svg:width="3.783cm" svg:height="0.683cm" svg:x="10.147cm" svg:y="1.72cm">
          <draw:text-box>
            <text:p text:style-name="P1"><text:span text:style-name="T1">Wolfman's Account</text:span></text:p>
          </draw:text-box>
        </draw:frame>
        <draw:line draw:style-name="gr2" draw:text-style-name="P1" draw:layer="layout" svg:x1="14.301cm" svg:y1="2cm" svg:x2="14.301cm" svg:y2="6cm">
          <text:p/>
        </draw:line>
        <draw:frame draw:style-name="gr3" draw:text-style-name="P2" draw:layer="layout" svg:width="4.105cm" svg:height="0.683cm" svg:x="14.548cm" svg:y="1.72cm">
          <draw:text-box>
            <text:p text:style-name="P1"><text:span text:style-name="T1">Wolfman's Computer</text:span></text:p>
          </draw:text-box>
        </draw:frame>
        <draw:frame draw:style-name="gr3" draw:text-style-name="P2" draw:layer="layout" svg:width="1.709cm" svg:height="0.683cm" svg:x="9.047cm" svg:y="1.02cm">
          <draw:text-box>
            <text:p text:style-name="P1"><text:span text:style-name="T1">GitHub</text:span></text:p>
          </draw:text-box>
        </draw:frame>
        <draw:line draw:style-name="gr2" draw:text-style-name="P1" draw:layer="layout" svg:x1="9.7cm" svg:y1="2.5cm" svg:x2="9.7cm" svg:y2="6cm">
          <text:p/>
        </draw:line>
        <draw:custom-shape draw:style-name="gr1" draw:text-style-name="P2" draw:layer="layout" svg:width="2.25cm" svg:height="1.2cm" svg:x="10.75cm" svg:y="3cm">
          <text:p text:style-name="P1"><text:span text:style-name="T1">unders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5cm" svg:height="1.2cm" svg:x="15.45cm" svg:y="4cm">
          <text:p text:style-name="P1"><text:span text:style-name="T1">unders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5cm" svg:height="1.2cm" svg:x="1.95cm" svg:y="4cm">
          <text:p text:style-name="P1"><text:span text:style-name="T1">unders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4cm" svg:y1="4.2cm" svg:x2="6.3cm" svg:y2="3.6cm">
          <text:p/>
        </draw:line>
        <draw:line draw:style-name="gr4" draw:text-style-name="P1" draw:layer="layout" svg:x1="8.7cm" svg:y1="3.6cm" svg:x2="10.6cm" svg:y2="3.6cm">
          <text:p/>
        </draw:line>
        <draw:line draw:style-name="gr4" draw:text-style-name="P1" draw:layer="layout" svg:x1="15.3cm" svg:y1="4.2cm" svg:x2="13.2cm" svg:y2="3.6cm">
          <text:p/>
        </draw:line>
        <draw:custom-shape draw:style-name="gr5" draw:text-style-name="P2" draw:layer="layout" svg:width="1.4cm" svg:height="1.8cm" svg:x="15.941cm" svg:y="5.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1" draw:layer="layout" svg:x1="16.191cm" svg:y1="6.25cm" svg:x2="17.091cm" svg:y2="6.25cm">
          <text:p/>
        </draw:line>
        <draw:line draw:style-name="gr6" draw:text-style-name="P1" draw:layer="layout" svg:x1="16.191cm" svg:y1="6.55cm" svg:x2="17.091cm" svg:y2="6.55cm">
          <text:p/>
        </draw:line>
        <draw:line draw:style-name="gr6" draw:text-style-name="P1" draw:layer="layout" svg:x1="16.191cm" svg:y1="6.85cm" svg:x2="17.091cm" svg:y2="6.85cm">
          <text:p/>
        </draw:line>
        <draw:line draw:style-name="gr7" draw:text-style-name="P1" draw:layer="layout" svg:x1="15.3cm" svg:y1="6.4cm" svg:x2="13.2cm" svg:y2="5.8cm">
          <text:p/>
        </draw:line>
        <draw:custom-shape draw:style-name="gr5" draw:text-style-name="P2" draw:layer="layout" svg:width="1.4cm" svg:height="1.8cm" svg:x="11.241cm" svg:y="4.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1" draw:layer="layout" svg:x1="11.491cm" svg:y1="5.05cm" svg:x2="12.391cm" svg:y2="5.05cm">
          <text:p/>
        </draw:line>
        <draw:line draw:style-name="gr6" draw:text-style-name="P1" draw:layer="layout" svg:x1="11.491cm" svg:y1="5.35cm" svg:x2="12.391cm" svg:y2="5.35cm">
          <text:p/>
        </draw:line>
        <draw:line draw:style-name="gr6" draw:text-style-name="P1" draw:layer="layout" svg:x1="11.491cm" svg:y1="5.65cm" svg:x2="12.391cm" svg:y2="5.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Triangle_20_unfilled" draw:display-name="Triangle unfilled" svg:viewBox="0 0 3000 3000" svg:d="m1500 0 1500 3000h-3000zm0 447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3-12-12T08:03:50</dc:date>
    <meta:editing-duration>PT29M52S</meta:editing-duration>
    <meta:editing-cycles>9</meta:editing-cycles>
    <meta:generator>LibreOffice/4.0.4.2$MacOSX_x86 LibreOffice_project/9e9821abd0ffdbc09cd8c52eaa574fa09eb08f2</meta:generator>
    <meta:document-statistic meta:object-count="25"/>
  </office:meta>
</office:document-meta>
</file>